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/03/09</text:p>
      <text:p text:style-name="Standard"/>
      <text:p text:style-name="Standard">Testing </text:p>
      <text:p text:style-name="Standard"/>
      <text:p text:style-name="Standard">what is integration testing?</text:p>
      <text:p text:style-name="Standard"><text:tab/>It is checking that components work together.</text:p>
      <text:p text:style-name="Standard"><text:tab/>Check to make sure they satisfy the design</text:p>
      <text:p text:style-name="Standard"><text:tab/>it is done after unit testing</text:p>
      <text:p text:style-name="Standard"><text:tab/></text:p>
      <text:p text:style-name="Standard"/>
      <text:p text:style-name="Standard">How to integrat componenets?</text:p>
      <text:list xml:id="list653011953" text:style-name="L1">
        <text:list-item>
          <text:p text:style-name="P1">Big bang integration</text:p>
        </text:list-item>
        <text:list-item>
          <text:p text:style-name="P1">bottom up integration</text:p>
        </text:list-item>
        <text:list-item>
          <text:p text:style-name="P1">top-down integration</text:p>
        </text:list-item>
      </text:list>
      <text:p text:style-name="Standard"/>
      <text:list xml:id="list2148926620" text:continue-numbering="true" text:style-name="L1">
        <text:list-item>
          <text:p text:style-name="P1">Big bang integration</text:p>
          <text:list>
            <text:list-item>
              <text:p text:style-name="P1">see notes</text:p>
            </text:list-item>
          </text:list>
        </text:list-item>
        <text:list-item>
          <text:p text:style-name="P1">Bottom up Integration</text:p>
          <text:list>
            <text:list-item>
              <text:p text:style-name="P1">components are integrated in bottom up order according to their dependencies</text:p>
            </text:list-item>
            <text:list-item>
              <text:p text:style-name="P1">ex. notes</text:p>
            </text:list-item>
            <text:list-item>
              <text:p text:style-name="P1">requires writing drivers to test lower-level components</text:p>
            </text:list-item>
            <text:list-item>
              <text:p text:style-name="P1">works well for layered and OO systems</text:p>
            </text:list-item>
            <text:list-item>
              <text:p text:style-name="P1">long time to working system</text:p>
            </text:list-item>
            <text:list-item>
              <text:p text:style-name="P1">favors testing of bottom components</text:p>
            </text:list-item>
          </text:list>
        </text:list-item>
        <text:list-item>
          <text:p text:style-name="P1">Top Down Integration</text:p>
          <text:list>
            <text:list-item>
              <text:p text:style-name="P1">requires stubs to simulate behavior of lower-level modules</text:p>
            </text:list-item>
            <text:list-item>
              <text:p text:style-name="P1">drivers are easier</text:p>
            </text:list-item>
            <text:list-item>
              <text:p text:style-name="P1">get working system faster, but stubs are harder to write than drivers</text:p>
            </text:list-item>
          </text:list>
        </text:list-item>
        <text:list-item>
          <text:p text:style-name="P1">Smoke Testing</text:p>
          <text:list>
            <text:list-item>
              <text:p text:style-name="P1">today most products are integrated into a build</text:p>
            </text:list-item>
            <text:list-item>
              <text:p text:style-name="P1">a series of tests will be ran to expose major errors</text:p>
            </text:list-item>
            <text:list-item>
              <text:p text:style-name="P1">this process is called smoke testing, analogous to seeing if circuit blows up</text:p>
            </text:list-item>
            <text:list-item>
              <text:p text:style-name="P1">rolling integration strategy</text:p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3T13:03:09</meta:creation-date>
    <meta:document-statistic meta:table-count="0" meta:image-count="0" meta:object-count="0" meta:page-count="1" meta:paragraph-count="30" meta:word-count="168" meta:character-count="946"/>
    <dc:date>2009-11-03T13:37:42</dc:date>
    <meta:editing-duration>PT00H04M12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